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ppl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4">
            <text:p>14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9]+[.F16]+[.H10]+[.I10]" office:value-type="percentage" office:value="0.075">
            <text:p>7,5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20.6905748608855">
            <text:p>$20,69</text:p>
          </table:table-cell>
          <table:table-cell table:style-name="ce12" table:formula="of:=[.G2]/1.07" office:value-type="currency" office:currency="EUR" office:value="19.3369858512949">
            <text:p>19,34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1430">
            <text:p>1430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9">
            <text:p>9,0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6.3762994715862">
            <text:p>$16,38</text:p>
          </table:table-cell>
          <table:table-cell table:style-name="ce13" table:formula="of:=[.G3]/1.07" office:value-type="currency" office:currency="EUR" office:value="15.3049527771834">
            <text:p>15,30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5.5654188865921">
            <text:p>15,57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344">
            <text:p>344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105">
            <text:p>10,5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13.4555177676237">
            <text:p>$13,46</text:p>
          </table:table-cell>
          <table:table-cell table:style-name="ce14" table:formula="of:=[.G4]/1.07" office:value-type="currency" office:currency="EUR" office:value="12.5752502501156">
            <text:p>12,58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0.96">
            <text:p>$0,96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4.15697674418605">
            <text:p>4,16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3,73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Hohe Investitionen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number-columns-repeated="2" table:style-name="ce3" office:value-type="percentage" office:value="0.005">
            <text:p>0,5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tel</text:p>
          </table:table-cell>
          <table:table-cell office:value-type="percentage" office:value="0.005">
            <text:p>0,5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ppl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4">
            <text:p>14,0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9]+[.F16]+[.H10]+[.I10]" office:value-type="percentage" office:value="0.09">
            <text:p>9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24.3889703813725">
            <text:p>$24,39</text:p>
          </table:table-cell>
          <table:table-cell table:style-name="ce12" table:formula="of:=[.G2]/1.07" office:value-type="currency" office:currency="EUR" office:value="22.793430262965">
            <text:p>22,79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1430">
            <text:p>1430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105">
            <text:p>10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20.4489236929354">
            <text:p>$20,45</text:p>
          </table:table-cell>
          <table:table-cell table:style-name="ce13" table:formula="of:=[.G3]/1.07" office:value-type="currency" office:currency="EUR" office:value="19.1111436382574">
            <text:p>19,11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9.3127459057054">
            <text:p>19,31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344">
            <text:p>344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2">
            <text:p>12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17.587449135345">
            <text:p>$17,59</text:p>
          </table:table-cell>
          <table:table-cell table:style-name="ce14" table:formula="of:=[.G4]/1.07" office:value-type="currency" office:currency="EUR" office:value="16.4368683507897">
            <text:p>16,44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1.65">
            <text:p>$1,65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2">
            <text:p>2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4.15697674418605">
            <text:p>4,16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3,73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Hohe Investitionen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number-columns-repeated="2" table:style-name="ce3" office:value-type="percentage" office:value="0.005">
            <text:p>0,5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tel</text:p>
          </table:table-cell>
          <table:table-cell office:value-type="percentage" office:value="0.005">
            <text:p>0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8">18.03.2023</text:date>, <text:time>14:39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3-18T14:39:50.22</dc:date>
    <dc:creator>aaa </dc:creator>
    <meta:editing-duration>P2DT18H1M13S</meta:editing-duration>
    <meta:editing-cycles>47</meta:editing-cycles>
    <meta:generator>OpenOffice/4.1.5$Win32 OpenOffice.org_project/415m1$Build-9789</meta:generator>
    <meta:document-statistic meta:table-count="2" meta:cell-count="184" meta:object-count="0"/>
  </office:meta>
</office:document-meta>
</file>